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XGyreSchola" svg:font-family="TeXGyreSchola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9b7f7"/>
    </style:style>
    <style:style style:name="P2" style:family="paragraph" style:parent-style-name="Standard">
      <style:text-properties fo:language="en" fo:country="US" officeooo:paragraph-rsid="001bf5e2"/>
    </style:style>
    <style:style style:name="P3" style:family="paragraph" style:parent-style-name="Standard">
      <style:text-properties fo:language="en" fo:country="US" officeooo:paragraph-rsid="00201027"/>
    </style:style>
    <style:style style:name="P4" style:family="paragraph" style:parent-style-name="Standard">
      <style:text-properties fo:language="en" fo:country="US" officeooo:paragraph-rsid="0020d6a0"/>
    </style:style>
    <style:style style:name="P5" style:family="paragraph" style:parent-style-name="Standard">
      <style:text-properties fo:language="en" fo:country="US" officeooo:paragraph-rsid="00229f2c"/>
    </style:style>
    <style:style style:name="P6" style:family="paragraph" style:parent-style-name="Text_20_body">
      <style:text-properties fo:language="en" fo:country="US" fo:font-style="italic" officeooo:paragraph-rsid="00204eec" style:font-style-asian="italic" style:font-style-complex="italic"/>
    </style:style>
    <style:style style:name="P7" style:family="paragraph" style:parent-style-name="Standard">
      <style:text-properties fo:language="en" fo:country="US" officeooo:rsid="0019b7f4" officeooo:paragraph-rsid="0019b7f4"/>
    </style:style>
    <style:style style:name="P8" style:family="paragraph" style:parent-style-name="Standard">
      <style:text-properties fo:language="en" fo:country="US" officeooo:rsid="00229f2c" officeooo:paragraph-rsid="00229f2c"/>
    </style:style>
    <style:style style:name="P9" style:family="paragraph" style:parent-style-name="Text_20_body">
      <style:text-properties fo:language="en" fo:country="US" officeooo:rsid="0018bbd3"/>
    </style:style>
    <style:style style:name="P10" style:family="paragraph" style:parent-style-name="Text_20_body">
      <style:text-properties fo:language="en" fo:country="US" officeooo:rsid="00204eec" officeooo:paragraph-rsid="00204eec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en" fo:country="US" officeooo:rsid="00204eec" officeooo:paragraph-rsid="00204eec"/>
    </style:style>
    <style:style style:name="P13" style:family="paragraph" style:parent-style-name="Heading_20_2">
      <style:text-properties fo:language="en" fo:country="US" officeooo:paragraph-rsid="00204eec"/>
    </style:style>
    <style:style style:name="P14" style:family="paragraph" style:parent-style-name="Heading_20_2">
      <style:text-properties officeooo:rsid="00229f2c"/>
    </style:style>
    <style:style style:name="P15" style:family="paragraph" style:parent-style-name="Heading_20_1">
      <style:text-properties fo:language="en" fo:country="US" officeooo:rsid="0018bbd3"/>
    </style:style>
    <style:style style:name="T1" style:family="text">
      <style:text-properties officeooo:rsid="0018bbd3"/>
    </style:style>
    <style:style style:name="T2" style:family="text">
      <style:text-properties officeooo:rsid="0019b7f7"/>
    </style:style>
    <style:style style:name="T3" style:family="text">
      <style:text-properties officeooo:rsid="001aa5e2"/>
    </style:style>
    <style:style style:name="T4" style:family="text">
      <style:text-properties officeooo:rsid="001bf5e2"/>
    </style:style>
    <style:style style:name="T5" style:family="text">
      <style:text-properties officeooo:rsid="001cfff0"/>
    </style:style>
    <style:style style:name="T6" style:family="text">
      <style:text-properties officeooo:rsid="001e50ce"/>
    </style:style>
    <style:style style:name="T7" style:family="text">
      <style:text-properties officeooo:rsid="00201027"/>
    </style:style>
    <style:style style:name="T8" style:family="text">
      <style:text-properties officeooo:rsid="00204eec"/>
    </style:style>
    <style:style style:name="T9" style:family="text">
      <style:text-properties officeooo:rsid="0020d6a0"/>
    </style:style>
    <style:style style:name="T10" style:family="text">
      <style:text-properties officeooo:rsid="00229f2c"/>
    </style:style>
    <style:style style:name="T11" style:family="text">
      <style:text-properties officeooo:rsid="0023c8d0"/>
    </style:style>
    <style:style style:name="T12" style:family="text">
      <style:text-properties officeooo:rsid="0023cc31"/>
    </style:style>
    <style:style style:name="T13" style:family="text">
      <style:text-properties officeooo:rsid="00243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Much Ado About Nothing</text:h>
      <text:p text:style-name="P9"/>
      <text:p text:style-name="P6"><text:span text:style-name="T12">Theater from</text:span><text:span text:style-name="T8"> William Shakespeare </text:span><text:span text:style-name="T12">in cinema.</text:span></text:p>
      <text:p text:style-name="P10"/>
      <text:p text:style-name="P7">Much ado about nothing is available on DVD, Blu-ray and digital HD.</text:p>
      <text:h text:style-name="P12" text:outline-level="2">Cast </text:h>
      <text:p text:style-name="P1"><text:span text:style-name="T2">That film was directed by Joss Whedon. The main actors are Amy Acker (Beatrice), Alexis Denisof (Benedict), Nathan Fillon (Dogberry) and Clark Gregg (Leonato), Reed Diamond (Don Pedro), </text:span><text:span text:style-name="T3">Kran Franz (Claudio), Sean Maher (Don Juan) and Spencer Treat Clark (Boracho).</text:span></text:p>
      <text:h text:style-name="P11" text:outline-level="2"><text:span text:style-name="T12">S</text:span><text:span text:style-name="T1">tory line <text:s/></text:span></text:h>
      <text:p text:style-name="P2"><text:span text:style-name="T4">Back from war, Don </text:span><text:span text:style-name="T8">Pedro</text:span><text:span text:style-name="T4"> and his faithful battleship friend</text:span><text:span text:style-name="T8">s</text:span><text:span text:style-name="T4">, </text:span><text:span text:style-name="T8">Benedict</text:span><text:span text:style-name="T4"> and Claudio, </text:span><text:span text:style-name="T8">visited</text:span><text:span text:style-name="T4"> Lord Leonato, governor of Messine. </text:span><text:span text:style-name="T8">However, in</text:span><text:span text:style-name="T4"> his dwelling, mens will </text:span><text:span text:style-name="T5">do another battle : </text:span><text:span text:style-name="T8">the one</text:span><text:span text:style-name="T5"> of love. The main one was between Beatrice and Benedict, that their</text:span><text:span text:style-name="T13">s</text:span><text:span text:style-name="T5"> </text:span><text:span text:style-name="T6">friend</text:span><text:span text:style-name="T13">s</text:span><text:span text:style-name="T6"> tried to bring back together while </text:span><text:span text:style-name="T7">thwarting the malicious </text:span><text:span text:style-name="T8">machinations</text:span><text:span text:style-name="T7"> of Don Juan.</text:span></text:p>
      <text:h text:style-name="P13" text:outline-level="2"><text:span text:style-name="T9">Own </text:span><text:span text:style-name="T12">rewiew</text:span><text:span text:style-name="T8"> </text:span></text:h>
      <text:p text:style-name="P3"><text:span text:style-name="T7">For me, much ado about nothing is a very bad melting between theater and cinema. The text is a theater text, but the form is a film, and the actor are nor stage actor</text:span><text:span text:style-name="T13">s</text:span><text:span text:style-name="T7">, nor movie actor</text:span><text:span text:style-name="T13">s</text:span><text:span text:style-name="T7">. </text:span><text:span text:style-name="T9">Because of that, the story </text:span><text:span text:style-name="T13">and the dialogs </text:span><text:span text:style-name="T12">have</text:span><text:span text:style-name="T9"> artificial looking.</text:span></text:p>
      <text:p text:style-name="P3"><text:span text:style-name="T7">The second point that shocked me was the camera. It follow every movement</text:span><text:span text:style-name="T13">s</text:span><text:span text:style-name="T7"> of the characters, including head movement</text:span><text:span text:style-name="T13">s</text:span><text:span text:style-name="T7">. </text:span><text:span text:style-name="T8">It was really annoying and a bit queasy, especially at the beginning of the movie.</text:span></text:p>
      <text:p text:style-name="P4"><text:span text:style-name="T9">The last point was the black and white. It add age to the film, but I do not like that choose. However, it is </text:span><text:span text:style-name="T13">my own opinion</text:span><text:span text:style-name="T10">.</text:span></text:p>
      <text:h text:style-name="P14" text:outline-level="2">Conclusion</text:h>
      <text:p text:style-name="P8"/>
      <text:p text:style-name="P5"><text:span text:style-name="T10">I was really disappointed by « </text:span><text:span text:style-name="T12">much ado about nothing ».</text:span><text:span text:style-name="T10"> I like theater, as well as cinema, but </text:span><text:span text:style-name="T12">the</text:span><text:span text:style-name="T10"> blend</text:span><text:span text:style-name="T12">ing of</text:span><text:span text:style-name="T10"> </text:span><text:span text:style-name="T12">them</text:span><text:span text:style-name="T10"> was not a good idea for me. My opinion is maybe too much </text:span><text:span text:style-name="T11">definitive, but it is personal, and you cannot </text:span><text:span text:style-name="T12">so simply </text:span><text:span text:style-name="T11">conclude the film is so b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eXGyreSchola" svg:font-family="TeXGyreSchola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eXGyreSchola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Schola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eXGyreSchol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eXGyreSchol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eXGyreSchola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Moussu</meta:initial-creator>
    <meta:creation-date>2013-12-06T21:31:03</meta:creation-date>
    <dc:date>2013-12-06T23:35:50</dc:date>
    <dc:creator>Robin Moussu</dc:creator>
    <meta:editing-duration>PT4M43S</meta:editing-duration>
    <meta:editing-cycles>2</meta:editing-cycles>
    <meta:generator>LibreOffice/4.0.5.2$Linux_X86_64 LibreOffice_project/400m0$Build-2</meta:generator>
    <meta:document-statistic meta:table-count="0" meta:image-count="0" meta:object-count="0" meta:page-count="1" meta:paragraph-count="13" meta:word-count="286" meta:character-count="1626" meta:non-whitespace-character-count="1349"/>
  </office:meta>
</office:document-meta>
</file>